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s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3" table:default-cell-style-name="ce1"/>
        <table:table-column table:style-name="co1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1">
            <text:p>Language</text:p>
          </table:table-cell>
          <table:table-cell office:value-type="string" table:style-name="ce1">
            <text:p>Algorithm</text:p>
          </table:table-cell>
          <table:table-cell office:value-type="string" table:style-name="ce1">
            <text:p>Matrix Size</text:p>
          </table:table-cell>
          <table:table-cell office:value-type="string" table:style-name="ce1">
            <text:p>Time (seconds)</text:p>
          </table:table-cell>
          <table:table-cell office:value-type="string" table:style-name="ce1">
            <text:p>PAPI_L1_DCM</text:p>
          </table:table-cell>
          <table:table-cell office:value-type="string" table:style-name="ce1">
            <text:p>PAPI_L2_DCA</text:p>
          </table:table-cell>
          <table:table-cell office:value-type="string" table:style-name="ce1">
            <text:p>PAPI_L2_DCM</text:p>
          </table:table-cell>
          <table:table-cell office:value-type="string" table:style-name="ce1">
            <text:p>L2 Miss Rate</text:p>
          </table:table-cell>
          <table:table-cell office:value-type="string" table:style-name="ce1">
            <text:p>PAPI_L3_DCA</text:p>
          </table:table-cell>
          <table:table-cell office:value-type="string" table:style-name="ce1">
            <text:p>PAPI_MEM_WCY</text:p>
          </table:table-cell>
          <table:table-cell office:value-type="string" table:style-name="ce1">
            <text:p>PAPI_TOT_CYC</text:p>
          </table:table-cell>
          <table:table-cell office:value-type="string" table:style-name="ce1">
            <text:p>WCY Rate</text:p>
          </table:table-cell>
          <table:table-cell office:value-type="string" table:style-name="ce1">
            <text:p>Gflops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++</text:p>
          </table:table-cell>
          <table:table-cell office:value-type="float" office:value="1" table:style-name="ce1">
            <text:p>1</text:p>
          </table:table-cell>
          <table:table-cell office:value-type="float" office:value="600" table:style-name="ce1">
            <text:p>600</text:p>
          </table:table-cell>
          <table:table-cell office:value-type="float" office:value="0.188" table:style-name="ce1">
            <text:p>0.188</text:p>
          </table:table-cell>
          <table:table-cell office:value-type="float" office:value="244598334" table:style-name="ce1">
            <text:p>244598334</text:p>
          </table:table-cell>
          <table:table-cell office:value-type="float" office:value="219353364" table:style-name="ce1">
            <text:p>219353364</text:p>
          </table:table-cell>
          <table:table-cell office:value-type="float" office:value="39009750" table:style-name="ce1">
            <text:p>39009750</text:p>
          </table:table-cell>
          <table:table-cell office:value-type="float" office:value="0.1778397617827279" table:formula="of:=[.G2]/[.F2]" table:style-name="ce1">
            <text:p>0.177839762</text:p>
          </table:table-cell>
          <table:table-cell office:value-type="float" office:value="39009750" table:style-name="ce1">
            <text:p>39009750</text:p>
          </table:table-cell>
          <table:table-cell office:value-type="float" office:value="97498" table:style-name="ce1">
            <text:p>97498</text:p>
          </table:table-cell>
          <table:table-cell office:value-type="float" office:value="863680845" table:style-name="ce1">
            <text:p>863680845</text:p>
          </table:table-cell>
          <table:table-cell office:value-type="float" office:value="1.1288660685765238E-4" table:formula="of:=[.J2]/[.K2]" table:style-name="ce1">
            <text:p>0.000112887</text:p>
          </table:table-cell>
          <table:table-cell office:value-type="float" office:value="9.1914893617021285" table:formula="of:=([.C2]*2)^3 / ([.D2] * 10^9)" table:style-name="ce1">
            <text:p>9.19148936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1" table:style-name="ce1">
            <text:p>1</text:p>
          </table:table-cell>
          <table:table-cell office:value-type="float" office:value="1000" table:formula="of:=[.C2]+400" table:style-name="ce1">
            <text:p>1000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1220936881" table:style-name="ce1">
            <text:p>1220936881</text:p>
          </table:table-cell>
          <table:table-cell office:value-type="float" office:value="1101117640" table:style-name="ce1">
            <text:p>1101117640</text:p>
          </table:table-cell>
          <table:table-cell office:value-type="float" office:value="304101155" table:style-name="ce1">
            <text:p>304101155</text:p>
          </table:table-cell>
          <table:table-cell office:value-type="float" office:value="0.27617499162033221" table:formula="of:=[.G3]/[.F3]" table:style-name="ce1">
            <text:p>0.276174992</text:p>
          </table:table-cell>
          <table:table-cell office:value-type="float" office:value="304101155" table:style-name="ce1">
            <text:p>304101155</text:p>
          </table:table-cell>
          <table:table-cell office:value-type="float" office:value="333545" table:style-name="ce1">
            <text:p>333545</text:p>
          </table:table-cell>
          <table:table-cell office:value-type="float" office:value="5454907146" table:style-name="ce1">
            <text:p>5454907146</text:p>
          </table:table-cell>
          <table:table-cell office:value-type="float" office:value="6.1145862078437659E-5" table:formula="of:=[.J3]/[.K3]" table:style-name="ce1">
            <text:p>6.11459E-05</text:p>
          </table:table-cell>
          <table:table-cell office:value-type="float" office:value="6.8259385665529013" table:formula="of:=([.C3]*2)^3 / ([.D3] * 10^9)" table:style-name="ce1">
            <text:p>6.8259385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1" table:style-name="ce1">
            <text:p>1</text:p>
          </table:table-cell>
          <table:table-cell office:value-type="float" office:value="1400" table:formula="of:=[.C3]+400" table:style-name="ce1">
            <text:p>1400</text:p>
          </table:table-cell>
          <table:table-cell office:value-type="float" office:value="3.5009999999999999" table:style-name="ce1">
            <text:p>3.501</text:p>
          </table:table-cell>
          <table:table-cell office:value-type="float" office:value="3513170912" table:style-name="ce1">
            <text:p>3513170912</text:p>
          </table:table-cell>
          <table:table-cell office:value-type="float" office:value="3187244834" table:style-name="ce1">
            <text:p>3187244834</text:p>
          </table:table-cell>
          <table:table-cell office:value-type="float" office:value="1561519018" table:style-name="ce1">
            <text:p>1561519018</text:p>
          </table:table-cell>
          <table:table-cell office:value-type="float" office:value="0.48992753909033399" table:formula="of:=[.G4]/[.F4]" table:style-name="ce1">
            <text:p>0.489927539</text:p>
          </table:table-cell>
          <table:table-cell office:value-type="float" office:value="1561519018" table:style-name="ce1">
            <text:p>1561519018</text:p>
          </table:table-cell>
          <table:table-cell office:value-type="float" office:value="722983" table:style-name="ce1">
            <text:p>722983</text:p>
          </table:table-cell>
          <table:table-cell office:value-type="float" office:value="16117044542" table:style-name="ce1">
            <text:p>16117044542</text:p>
          </table:table-cell>
          <table:table-cell office:value-type="float" office:value="4.4858286400831866E-5" table:formula="of:=[.J4]/[.K4]" table:style-name="ce1">
            <text:p>4.48583E-05</text:p>
          </table:table-cell>
          <table:table-cell office:value-type="float" office:value="6.2702085118537561" table:formula="of:=([.C4]*2)^3 / ([.D4] * 10^9)" table:style-name="ce1">
            <text:p>6.2702085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1" table:style-name="ce1">
            <text:p>1</text:p>
          </table:table-cell>
          <table:table-cell office:value-type="float" office:value="1800" table:formula="of:=[.C4]+400" table:style-name="ce1">
            <text:p>1800</text:p>
          </table:table-cell>
          <table:table-cell office:value-type="float" office:value="17.591999999999999" table:style-name="ce1">
            <text:p>17.592</text:p>
          </table:table-cell>
          <table:table-cell office:value-type="float" office:value="9089664951" table:style-name="ce1">
            <text:p>9089664951</text:p>
          </table:table-cell>
          <table:table-cell office:value-type="float" office:value="8457800627" table:style-name="ce1">
            <text:p>8457800627</text:p>
          </table:table-cell>
          <table:table-cell office:value-type="float" office:value="3918204925" table:style-name="ce1">
            <text:p>3918204925</text:p>
          </table:table-cell>
          <table:table-cell office:value-type="float" office:value="0.46326522671766923" table:formula="of:=[.G5]/[.F5]" table:style-name="ce1">
            <text:p>0.463265227</text:p>
          </table:table-cell>
          <table:table-cell office:value-type="float" office:value="3918204925" table:style-name="ce1">
            <text:p>3918204925</text:p>
          </table:table-cell>
          <table:table-cell office:value-type="float" office:value="1277852" table:style-name="ce1">
            <text:p>1277852</text:p>
          </table:table-cell>
          <table:table-cell office:value-type="float" office:value="81132720678" table:style-name="ce1">
            <text:p>81132720678</text:p>
          </table:table-cell>
          <table:table-cell office:value-type="float" office:value="1.5750143583518495E-5" table:formula="of:=[.J5]/[.K5]" table:style-name="ce1">
            <text:p>1.57501E-05</text:p>
          </table:table-cell>
          <table:table-cell office:value-type="float" office:value="2.6521145975443385" table:formula="of:=([.C5]*2)^3 / ([.D5] * 10^9)" table:style-name="ce1">
            <text:p>2.6521145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1" table:style-name="ce1">
            <text:p>1</text:p>
          </table:table-cell>
          <table:table-cell office:value-type="float" office:value="2200" table:formula="of:=[.C5]+400" table:style-name="ce1">
            <text:p>2200</text:p>
          </table:table-cell>
          <table:table-cell office:value-type="float" office:value="38.295999999999999" table:style-name="ce1">
            <text:p>38.296</text:p>
          </table:table-cell>
          <table:table-cell office:value-type="float" office:value="17626548453" table:style-name="ce1">
            <text:p>17626548453</text:p>
          </table:table-cell>
          <table:table-cell office:value-type="float" office:value="16431515657" table:style-name="ce1">
            <text:p>16431515657</text:p>
          </table:table-cell>
          <table:table-cell office:value-type="float" office:value="20221528599" table:style-name="ce1">
            <text:p>20221528599</text:p>
          </table:table-cell>
          <table:table-cell office:value-type="float" office:value="1.2306551033461977" table:formula="of:=[.G6]/[.F6]" table:style-name="ce1">
            <text:p>1.230655103</text:p>
          </table:table-cell>
          <table:table-cell office:value-type="float" office:value="20221528599" table:style-name="ce1">
            <text:p>20221528599</text:p>
          </table:table-cell>
          <table:table-cell office:value-type="float" office:value="1909794" table:style-name="ce1">
            <text:p>1909794</text:p>
          </table:table-cell>
          <table:table-cell office:value-type="float" office:value="176934722286" table:style-name="ce1">
            <text:p>1.76935E+11</text:p>
          </table:table-cell>
          <table:table-cell office:value-type="float" office:value="1.07937773622126E-5" table:formula="of:=[.J6]/[.K6]" table:style-name="ce1">
            <text:p>1.07938E-05</text:p>
          </table:table-cell>
          <table:table-cell office:value-type="float" office:value="2.2243576352621686" table:formula="of:=([.C6]*2)^3 / ([.D6] * 10^9)" table:style-name="ce1">
            <text:p>2.2243576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1" table:style-name="ce1">
            <text:p>1</text:p>
          </table:table-cell>
          <table:table-cell office:value-type="float" office:value="2600" table:formula="of:=[.C6]+400" table:style-name="ce1">
            <text:p>2600</text:p>
          </table:table-cell>
          <table:table-cell office:value-type="float" office:value="68.680000000000007" table:style-name="ce1">
            <text:p>68.68</text:p>
          </table:table-cell>
          <table:table-cell office:value-type="float" office:value="30896545029" table:style-name="ce1">
            <text:p>30896545029</text:p>
          </table:table-cell>
          <table:table-cell office:value-type="float" office:value="28797112516" table:style-name="ce1">
            <text:p>28797112516</text:p>
          </table:table-cell>
          <table:table-cell office:value-type="float" office:value="49453183847" table:style-name="ce1">
            <text:p>49453183847</text:p>
          </table:table-cell>
          <table:table-cell office:value-type="float" office:value="1.7172966150520561" table:formula="of:=[.G7]/[.F7]" table:style-name="ce1">
            <text:p>1.717296615</text:p>
          </table:table-cell>
          <table:table-cell office:value-type="float" office:value="49453183847" table:style-name="ce1">
            <text:p>49453183847</text:p>
          </table:table-cell>
          <table:table-cell office:value-type="float" office:value="2734223" table:style-name="ce1">
            <text:p>2734223</text:p>
          </table:table-cell>
          <table:table-cell office:value-type="float" office:value="316851065926" table:style-name="ce1">
            <text:p>3.16851E+11</text:p>
          </table:table-cell>
          <table:table-cell office:value-type="float" office:value="8.6293634266598073E-6" table:formula="of:=[.J7]/[.K7]" table:style-name="ce1">
            <text:p>8.62936E-06</text:p>
          </table:table-cell>
          <table:table-cell office:value-type="float" office:value="2.0472917880023296" table:formula="of:=([.C7]*2)^3 / ([.D7] * 10^9)" table:style-name="ce1">
            <text:p>2.0472917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1" table:style-name="ce1">
            <text:p>1</text:p>
          </table:table-cell>
          <table:table-cell office:value-type="float" office:value="3000" table:formula="of:=[.C7]+400" table:style-name="ce1">
            <text:p>3000</text:p>
          </table:table-cell>
          <table:table-cell office:value-type="float" office:value="118.634" table:style-name="ce1">
            <text:p>118.634</text:p>
          </table:table-cell>
          <table:table-cell office:value-type="float" office:value="50303752649" table:style-name="ce1">
            <text:p>50303752649</text:p>
          </table:table-cell>
          <table:table-cell office:value-type="float" office:value="46733943387" table:style-name="ce1">
            <text:p>46733943387</text:p>
          </table:table-cell>
          <table:table-cell office:value-type="float" office:value="94045934297" table:style-name="ce1">
            <text:p>94045934297</text:p>
          </table:table-cell>
          <table:table-cell office:value-type="float" office:value="2.0123689010835921" table:formula="of:=[.G8]/[.F8]" table:style-name="ce1">
            <text:p>2.012368901</text:p>
          </table:table-cell>
          <table:table-cell office:value-type="float" office:value="94045934297" table:style-name="ce1">
            <text:p>94045934297</text:p>
          </table:table-cell>
          <table:table-cell office:value-type="float" office:value="3701625" table:style-name="ce1">
            <text:p>3701625</text:p>
          </table:table-cell>
          <table:table-cell office:value-type="float" office:value="543419053682" table:style-name="ce1">
            <text:p>5.43419E+11</text:p>
          </table:table-cell>
          <table:table-cell office:value-type="float" office:value="6.8117320784378144E-6" table:formula="of:=[.J8]/[.K8]" table:style-name="ce1">
            <text:p>6.81173E-06</text:p>
          </table:table-cell>
          <table:table-cell office:value-type="float" office:value="1.8207259301717889" table:formula="of:=([.C8]*2)^3 / ([.D8] * 10^9)" table:style-name="ce1">
            <text:p>1.820725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2" table:style-name="ce1">
            <text:p>2</text:p>
          </table:table-cell>
          <table:table-cell office:value-type="float" office:value="600" table:style-name="ce1">
            <text:p>600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27101946" table:style-name="ce1">
            <text:p>27101946</text:p>
          </table:table-cell>
          <table:table-cell office:value-type="float" office:value="1433075" table:style-name="ce1">
            <text:p>1433075</text:p>
          </table:table-cell>
          <table:table-cell office:value-type="float" office:value="57514888" table:style-name="ce1">
            <text:p>57514888</text:p>
          </table:table-cell>
          <table:table-cell office:value-type="float" office:value="40.133899481883361" table:formula="of:=[.G9]/[.F9]" table:style-name="ce1">
            <text:p>40.13389948</text:p>
          </table:table-cell>
          <table:table-cell office:value-type="float" office:value="57514888" table:style-name="ce1">
            <text:p>57514888</text:p>
          </table:table-cell>
          <table:table-cell office:value-type="float" office:value="181471" table:style-name="ce1">
            <text:p>181471</text:p>
          </table:table-cell>
          <table:table-cell office:value-type="float" office:value="459559381" table:style-name="ce1">
            <text:p>459559381</text:p>
          </table:table-cell>
          <table:table-cell office:value-type="float" office:value="3.9488041698794088E-4" table:formula="of:=[.J9]/[.K9]" table:style-name="ce1">
            <text:p>0.00039488</text:p>
          </table:table-cell>
          <table:table-cell office:value-type="float" office:value="17.10891089108911" table:formula="of:=([.C9]*2)^3 / ([.D9] * 10^9)" table:style-name="ce1">
            <text:p>17.108910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2" table:style-name="ce1">
            <text:p>2</text:p>
          </table:table-cell>
          <table:table-cell office:value-type="float" office:value="1000" table:formula="of:=[.C9]+400" table:style-name="ce1">
            <text:p>1000</text:p>
          </table:table-cell>
          <table:table-cell office:value-type="float" office:value="0.47199999999999998" table:style-name="ce1">
            <text:p>0.472</text:p>
          </table:table-cell>
          <table:table-cell office:value-type="float" office:value="125893758" table:style-name="ce1">
            <text:p>125893758</text:p>
          </table:table-cell>
          <table:table-cell office:value-type="float" office:value="8756611" table:style-name="ce1">
            <text:p>8756611</text:p>
          </table:table-cell>
          <table:table-cell office:value-type="float" office:value="262349196" table:style-name="ce1">
            <text:p>262349196</text:p>
          </table:table-cell>
          <table:table-cell office:value-type="float" office:value="29.960129095605595" table:formula="of:=[.G10]/[.F10]" table:style-name="ce1">
            <text:p>29.9601291</text:p>
          </table:table-cell>
          <table:table-cell office:value-type="float" office:value="262349196" table:style-name="ce1">
            <text:p>262349196</text:p>
          </table:table-cell>
          <table:table-cell office:value-type="float" office:value="827186" table:style-name="ce1">
            <text:p>827186</text:p>
          </table:table-cell>
          <table:table-cell office:value-type="float" office:value="2200248552" table:style-name="ce1">
            <text:p>2200248552</text:p>
          </table:table-cell>
          <table:table-cell office:value-type="float" office:value="3.7595116208489159E-4" table:formula="of:=[.J10]/[.K10]" table:style-name="ce1">
            <text:p>0.000375951</text:p>
          </table:table-cell>
          <table:table-cell office:value-type="float" office:value="16.949152542372882" table:formula="of:=([.C10]*2)^3 / ([.D10] * 10^9)" table:style-name="ce1">
            <text:p>16.9491525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2" table:style-name="ce1">
            <text:p>2</text:p>
          </table:table-cell>
          <table:table-cell office:value-type="float" office:value="1400" table:formula="of:=[.C10]+400" table:style-name="ce1">
            <text:p>1400</text:p>
          </table:table-cell>
          <table:table-cell office:value-type="float" office:value="1.5449999999999999" table:style-name="ce1">
            <text:p>1.545</text:p>
          </table:table-cell>
          <table:table-cell office:value-type="float" office:value="346566909" table:style-name="ce1">
            <text:p>346566909</text:p>
          </table:table-cell>
          <table:table-cell office:value-type="float" office:value="23440976" table:style-name="ce1">
            <text:p>23440976</text:p>
          </table:table-cell>
          <table:table-cell office:value-type="float" office:value="704825887" table:style-name="ce1">
            <text:p>704825887</text:p>
          </table:table-cell>
          <table:table-cell office:value-type="float" office:value="30.068111797051454" table:formula="of:=[.G11]/[.F11]" table:style-name="ce1">
            <text:p>30.0681118</text:p>
          </table:table-cell>
          <table:table-cell office:value-type="float" office:value="704825887" table:style-name="ce1">
            <text:p>704825887</text:p>
          </table:table-cell>
          <table:table-cell office:value-type="float" office:value="1791618" table:style-name="ce1">
            <text:p>1791618</text:p>
          </table:table-cell>
          <table:table-cell office:value-type="float" office:value="7176840740" table:style-name="ce1">
            <text:p>7176840740</text:p>
          </table:table-cell>
          <table:table-cell office:value-type="float" office:value="2.4963881252295977E-4" table:formula="of:=[.J11]/[.K11]" table:style-name="ce1">
            <text:p>0.000249639</text:p>
          </table:table-cell>
          <table:table-cell office:value-type="float" office:value="14.208414239482201" table:formula="of:=([.C11]*2)^3 / ([.D11] * 10^9)" table:style-name="ce1">
            <text:p>14.208414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2" table:style-name="ce1">
            <text:p>2</text:p>
          </table:table-cell>
          <table:table-cell office:value-type="float" office:value="1800" table:formula="of:=[.C11]+400" table:style-name="ce1">
            <text:p>1800</text:p>
          </table:table-cell>
          <table:table-cell office:value-type="float" office:value="3.391" table:style-name="ce1">
            <text:p>3.391</text:p>
          </table:table-cell>
          <table:table-cell office:value-type="float" office:value="746026658" table:style-name="ce1">
            <text:p>746026658</text:p>
          </table:table-cell>
          <table:table-cell office:value-type="float" office:value="46605620" table:style-name="ce1">
            <text:p>46605620</text:p>
          </table:table-cell>
          <table:table-cell office:value-type="float" office:value="1434727637" table:style-name="ce1">
            <text:p>1434727637</text:p>
          </table:table-cell>
          <table:table-cell office:value-type="float" office:value="30.784434087562829" table:formula="of:=[.G12]/[.F12]" table:style-name="ce1">
            <text:p>30.78443409</text:p>
          </table:table-cell>
          <table:table-cell office:value-type="float" office:value="1434727637" table:style-name="ce1">
            <text:p>1434727637</text:p>
          </table:table-cell>
          <table:table-cell office:value-type="float" office:value="2405016" table:style-name="ce1">
            <text:p>2405016</text:p>
          </table:table-cell>
          <table:table-cell office:value-type="float" office:value="15610379155" table:style-name="ce1">
            <text:p>15610379155</text:p>
          </table:table-cell>
          <table:table-cell office:value-type="float" office:value="1.5406518804699719E-4" table:formula="of:=[.J12]/[.K12]" table:style-name="ce1">
            <text:p>0.000154065</text:p>
          </table:table-cell>
          <table:table-cell office:value-type="float" office:value="13.758773223237982" table:formula="of:=([.C12]*2)^3 / ([.D12] * 10^9)" table:style-name="ce1">
            <text:p>13.758773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2" table:style-name="ce1">
            <text:p>2</text:p>
          </table:table-cell>
          <table:table-cell office:value-type="float" office:value="2200" table:formula="of:=[.C12]+400" table:style-name="ce1">
            <text:p>2200</text:p>
          </table:table-cell>
          <table:table-cell office:value-type="float" office:value="6.2549999999999999" table:style-name="ce1">
            <text:p>6.255</text:p>
          </table:table-cell>
          <table:table-cell office:value-type="float" office:value="2075149799" table:style-name="ce1">
            <text:p>2075149799</text:p>
          </table:table-cell>
          <table:table-cell office:value-type="float" office:value="180010949" table:style-name="ce1">
            <text:p>180010949</text:p>
          </table:table-cell>
          <table:table-cell office:value-type="float" office:value="2515396048" table:style-name="ce1">
            <text:p>2515396048</text:p>
          </table:table-cell>
          <table:table-cell office:value-type="float" office:value="13.97357250752564" table:formula="of:=[.G13]/[.F13]" table:style-name="ce1">
            <text:p>13.97357251</text:p>
          </table:table-cell>
          <table:table-cell office:value-type="float" office:value="2515396048" table:style-name="ce1">
            <text:p>2515396048</text:p>
          </table:table-cell>
          <table:table-cell office:value-type="float" office:value="3747273" table:style-name="ce1">
            <text:p>3747273</text:p>
          </table:table-cell>
          <table:table-cell office:value-type="float" office:value="28900353494" table:style-name="ce1">
            <text:p>28900353494</text:p>
          </table:table-cell>
          <table:table-cell office:value-type="float" office:value="1.2966183963036891E-4" table:formula="of:=[.J13]/[.K13]" table:style-name="ce1">
            <text:p>0.000129662</text:p>
          </table:table-cell>
          <table:table-cell office:value-type="float" office:value="13.618545163868905" table:formula="of:=([.C13]*2)^3 / ([.D13] * 10^9)" table:style-name="ce1">
            <text:p>13.618545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2" table:style-name="ce1">
            <text:p>2</text:p>
          </table:table-cell>
          <table:table-cell office:value-type="float" office:value="2600" table:formula="of:=[.C13]+400" table:style-name="ce1">
            <text:p>2600</text:p>
          </table:table-cell>
          <table:table-cell office:value-type="float" office:value="10.544" table:style-name="ce1">
            <text:p>10.544</text:p>
          </table:table-cell>
          <table:table-cell office:value-type="float" office:value="4413465124" table:style-name="ce1">
            <text:p>4413465124</text:p>
          </table:table-cell>
          <table:table-cell office:value-type="float" office:value="423133562" table:style-name="ce1">
            <text:p>423133562</text:p>
          </table:table-cell>
          <table:table-cell office:value-type="float" office:value="4138796506" table:style-name="ce1">
            <text:p>4138796506</text:p>
          </table:table-cell>
          <table:table-cell office:value-type="float" office:value="9.781300463232931" table:formula="of:=[.G14]/[.F14]" table:style-name="ce1">
            <text:p>9.781300463</text:p>
          </table:table-cell>
          <table:table-cell office:value-type="float" office:value="4138796506" table:style-name="ce1">
            <text:p>4138796506</text:p>
          </table:table-cell>
          <table:table-cell office:value-type="float" office:value="5309851" table:style-name="ce1">
            <text:p>5309851</text:p>
          </table:table-cell>
          <table:table-cell office:value-type="float" office:value="48385246353" table:style-name="ce1">
            <text:p>48385246353</text:p>
          </table:table-cell>
          <table:table-cell office:value-type="float" office:value="1.0974111739064808E-4" table:formula="of:=[.J14]/[.K14]" table:style-name="ce1">
            <text:p>0.000109741</text:p>
          </table:table-cell>
          <table:table-cell office:value-type="float" office:value="13.335356600910471" table:formula="of:=([.C14]*2)^3 / ([.D14] * 10^9)" table:style-name="ce1">
            <text:p>13.335356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2" table:style-name="ce1">
            <text:p>2</text:p>
          </table:table-cell>
          <table:table-cell office:value-type="float" office:value="3000" table:formula="of:=[.C14]+400" table:style-name="ce1">
            <text:p>3000</text:p>
          </table:table-cell>
          <table:table-cell office:value-type="float" office:value="16.806000000000001" table:style-name="ce1">
            <text:p>16.806</text:p>
          </table:table-cell>
          <table:table-cell office:value-type="float" office:value="6781743520" table:style-name="ce1">
            <text:p>6781743520</text:p>
          </table:table-cell>
          <table:table-cell office:value-type="float" office:value="626914918" table:style-name="ce1">
            <text:p>626914918</text:p>
          </table:table-cell>
          <table:table-cell office:value-type="float" office:value="6232935497" table:style-name="ce1">
            <text:p>6232935497</text:p>
          </table:table-cell>
          <table:table-cell office:value-type="float" office:value="9.9422350913014963" table:formula="of:=[.G15]/[.F15]" table:style-name="ce1">
            <text:p>9.942235091</text:p>
          </table:table-cell>
          <table:table-cell office:value-type="float" office:value="6232935497" table:style-name="ce1">
            <text:p>6232935497</text:p>
          </table:table-cell>
          <table:table-cell office:value-type="float" office:value="7292675" table:style-name="ce1">
            <text:p>7292675</text:p>
          </table:table-cell>
          <table:table-cell office:value-type="float" office:value="76852088009" table:style-name="ce1">
            <text:p>76852088009</text:p>
          </table:table-cell>
          <table:table-cell office:value-type="float" office:value="9.489234696064431E-5" table:formula="of:=[.J15]/[.K15]" table:style-name="ce1">
            <text:p>9.48923E-05</text:p>
          </table:table-cell>
          <table:table-cell office:value-type="float" office:value="12.85255265976437" table:formula="of:=([.C15]*2)^3 / ([.D15] * 10^9)" table:style-name="ce1">
            <text:p>12.8525526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2" table:style-name="ce1">
            <text:p>2</text:p>
          </table:table-cell>
          <table:table-cell office:value-type="float" office:value="4096" table:style-name="ce1">
            <text:p>4096</text:p>
          </table:table-cell>
          <table:table-cell office:value-type="float" office:value="41.091999999999999" table:style-name="ce1">
            <text:p>41.092</text:p>
          </table:table-cell>
          <table:table-cell office:value-type="float" office:value="17543305277" table:style-name="ce1">
            <text:p>17543305277</text:p>
          </table:table-cell>
          <table:table-cell office:value-type="float" office:value="4926884303" table:style-name="ce1">
            <text:p>4926884303</text:p>
          </table:table-cell>
          <table:table-cell office:value-type="float" office:value="15954163982" table:style-name="ce1">
            <text:p>15954163982</text:p>
          </table:table-cell>
          <table:table-cell office:value-type="float" office:value="3.2381852304275633" table:formula="of:=[.G16]/[.F16]" table:style-name="ce1">
            <text:p>3.23818523</text:p>
          </table:table-cell>
          <table:table-cell office:value-type="float" office:value="15954163982" table:style-name="ce1">
            <text:p>15954163982</text:p>
          </table:table-cell>
          <table:table-cell office:value-type="float" office:value="12500610" table:style-name="ce1">
            <text:p>12500610</text:p>
          </table:table-cell>
          <table:table-cell office:value-type="float" office:value="191763294474" table:style-name="ce1">
            <text:p>1.91763E+11</text:p>
          </table:table-cell>
          <table:table-cell office:value-type="float" office:value="6.5187709849732892E-5" table:formula="of:=[.J16]/[.K16]" table:style-name="ce1">
            <text:p>6.51877E-05</text:p>
          </table:table-cell>
          <table:table-cell office:value-type="float" office:value="13.378657984230507" table:formula="of:=([.C16]*2)^3 / ([.D16] * 10^9)" table:style-name="ce1">
            <text:p>13.378657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2" table:style-name="ce1">
            <text:p>2</text:p>
          </table:table-cell>
          <table:table-cell office:value-type="float" office:value="6144" table:formula="of:=[.C16]+2048" table:style-name="ce1">
            <text:p>6144</text:p>
          </table:table-cell>
          <table:table-cell office:value-type="float" office:value="137.636" table:style-name="ce1">
            <text:p>137.636</text:p>
          </table:table-cell>
          <table:table-cell office:value-type="float" office:value="59078982990" table:style-name="ce1">
            <text:p>59078982990</text:p>
          </table:table-cell>
          <table:table-cell office:value-type="float" office:value="9443373849" table:style-name="ce1">
            <text:p>9443373849</text:p>
          </table:table-cell>
          <table:table-cell office:value-type="float" office:value="52758417311" table:style-name="ce1">
            <text:p>52758417311</text:p>
          </table:table-cell>
          <table:table-cell office:value-type="float" office:value="5.5868186682651366" table:formula="of:=[.G17]/[.F17]" table:style-name="ce1">
            <text:p>5.586818668</text:p>
          </table:table-cell>
          <table:table-cell office:value-type="float" office:value="52758417311" table:style-name="ce1">
            <text:p>52758417311</text:p>
          </table:table-cell>
          <table:table-cell office:value-type="float" office:value="29882283" table:style-name="ce1">
            <text:p>29882283</text:p>
          </table:table-cell>
          <table:table-cell office:value-type="float" office:value="642702176658" table:style-name="ce1">
            <text:p>6.42702E+11</text:p>
          </table:table-cell>
          <table:table-cell office:value-type="float" office:value="4.6494759291753894E-5" table:formula="of:=[.J17]/[.K17]" table:style-name="ce1">
            <text:p>4.64948E-05</text:p>
          </table:table-cell>
          <table:table-cell office:value-type="float" office:value="13.480672730041558" table:formula="of:=([.C17]*2)^3 / ([.D17] * 10^9)" table:style-name="ce1">
            <text:p>13.480672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2" table:style-name="ce1">
            <text:p>2</text:p>
          </table:table-cell>
          <table:table-cell office:value-type="float" office:value="8192" table:formula="of:=[.C17]+2048" table:style-name="ce1">
            <text:p>8192</text:p>
          </table:table-cell>
          <table:table-cell office:value-type="float" office:value="335.28300000000002" table:style-name="ce1">
            <text:p>335.283</text:p>
          </table:table-cell>
          <table:table-cell office:value-type="float" office:value="140381918230" table:style-name="ce1">
            <text:p>1.40382E+11</text:p>
          </table:table-cell>
          <table:table-cell office:value-type="float" office:value="59305983948" table:style-name="ce1">
            <text:p>59305983948</text:p>
          </table:table-cell>
          <table:table-cell office:value-type="float" office:value="130568254065" table:style-name="ce1">
            <text:p>1.30568E+11</text:p>
          </table:table-cell>
          <table:table-cell office:value-type="float" office:value="2.2016033690543502" table:formula="of:=[.G18]/[.F18]" table:style-name="ce1">
            <text:p>2.201603369</text:p>
          </table:table-cell>
          <table:table-cell office:value-type="float" office:value="130568254065" table:style-name="ce1">
            <text:p>1.30568E+11</text:p>
          </table:table-cell>
          <table:table-cell office:value-type="float" office:value="56325393" table:style-name="ce1">
            <text:p>56325393</text:p>
          </table:table-cell>
          <table:table-cell office:value-type="float" office:value="1565695560048" table:style-name="ce1">
            <text:p>1.5657E+12</text:p>
          </table:table-cell>
          <table:table-cell office:value-type="float" office:value="3.59746776048041E-5" table:formula="of:=[.J18]/[.K18]" table:style-name="ce1">
            <text:p>3.59747E-05</text:p>
          </table:table-cell>
          <table:table-cell office:value-type="float" office:value="13.117415768482148" table:formula="of:=([.C18]*2)^3 / ([.D18] * 10^9)" table:style-name="ce1">
            <text:p>13.117415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2" table:style-name="ce1">
            <text:p>2</text:p>
          </table:table-cell>
          <table:table-cell office:value-type="float" office:value="10240" table:formula="of:=[.C18]+2048" table:style-name="ce1">
            <text:p>10240</text:p>
          </table:table-cell>
          <table:table-cell office:value-type="float" office:value="643.39" table:style-name="ce1">
            <text:p>643.39</text:p>
          </table:table-cell>
          <table:table-cell office:value-type="float" office:value="273296296108" table:style-name="ce1">
            <text:p>2.73296E+11</text:p>
          </table:table-cell>
          <table:table-cell office:value-type="float" office:value="54953617395" table:style-name="ce1">
            <text:p>54953617395</text:p>
          </table:table-cell>
          <table:table-cell office:value-type="float" office:value="245559018318" table:style-name="ce1">
            <text:p>2.45559E+11</text:p>
          </table:table-cell>
          <table:table-cell office:value-type="float" office:value="4.4684777810521785" table:formula="of:=[.G19]/[.F19]" table:style-name="ce1">
            <text:p>4.468477781</text:p>
          </table:table-cell>
          <table:table-cell office:value-type="float" office:value="245559018318" table:style-name="ce1">
            <text:p>2.45559E+11</text:p>
          </table:table-cell>
          <table:table-cell office:value-type="float" office:value="104352448" table:style-name="ce1">
            <text:p>104352448</text:p>
          </table:table-cell>
          <table:table-cell office:value-type="float" office:value="3004489317844" table:style-name="ce1">
            <text:p>3.00449E+12</text:p>
          </table:table-cell>
          <table:table-cell office:value-type="float" office:value="3.473217474272219E-5" table:formula="of:=[.J19]/[.K19]" table:style-name="ce1">
            <text:p>3.47322E-05</text:p>
          </table:table-cell>
          <table:table-cell office:value-type="float" office:value="13.351053936181787" table:formula="of:=([.C19]*2)^3 / ([.D19] * 10^9)" table:style-name="ce1">
            <text:p>13.351053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string" table:style-name="ce1">
            <text:p>3 – 128</text:p>
          </table:table-cell>
          <table:table-cell office:value-type="float" office:value="4096" table:style-name="ce1">
            <text:p>4096</text:p>
          </table:table-cell>
          <table:table-cell office:value-type="float" office:value="85.86" table:style-name="ce1">
            <text:p>85.86</text:p>
          </table:table-cell>
          <table:table-cell office:value-type="float" office:value="69997820793" table:style-name="ce1">
            <text:p>69997820793</text:p>
          </table:table-cell>
          <table:table-cell office:value-type="float" office:value="69924220733" table:style-name="ce1">
            <text:p>69924220733</text:p>
          </table:table-cell>
          <table:table-cell office:value-type="float" office:value="125257885522" table:style-name="ce1">
            <text:p>1.25258E+11</text:p>
          </table:table-cell>
          <table:table-cell office:value-type="float" office:value="1.7913375967432965" table:formula="of:=[.G20]/[.F20]" table:style-name="ce1">
            <text:p>1.791337597</text:p>
          </table:table-cell>
          <table:table-cell office:value-type="float" office:value="125257885522" table:style-name="ce1">
            <text:p>1.25258E+11</text:p>
          </table:table-cell>
          <table:table-cell office:value-type="float" office:value="18408091" table:style-name="ce1">
            <text:p>18408091</text:p>
          </table:table-cell>
          <table:table-cell office:value-type="float" office:value="400978023546" table:style-name="ce1">
            <text:p>4.00978E+11</text:p>
          </table:table-cell>
          <table:table-cell office:value-type="float" office:value="4.590797978704744E-5" table:formula="of:=[.J20]/[.K20]" table:style-name="ce1">
            <text:p>4.5908E-05</text:p>
          </table:table-cell>
          <table:table-cell office:value-type="float" office:value="6.4029328428604702" table:formula="of:=([.C20]*2)^3 / ([.D20] * 10^9)" table:style-name="ce1">
            <text:p>6.4029328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string" table:style-name="ce1">
            <text:p>3 – 128</text:p>
          </table:table-cell>
          <table:table-cell office:value-type="float" office:value="6144" table:formula="of:=[.C20]+2048" table:style-name="ce1">
            <text:p>6144</text:p>
          </table:table-cell>
          <table:table-cell office:value-type="float" office:value="303.12700000000001" table:style-name="ce1">
            <text:p>303.127</text:p>
          </table:table-cell>
          <table:table-cell office:value-type="float" office:value="236256568660" table:style-name="ce1">
            <text:p>2.36257E+11</text:p>
          </table:table-cell>
          <table:table-cell office:value-type="float" office:value="236030434597" table:style-name="ce1">
            <text:p>2.3603E+11</text:p>
          </table:table-cell>
          <table:table-cell office:value-type="float" office:value="337343593551" table:style-name="ce1">
            <text:p>3.37344E+11</text:p>
          </table:table-cell>
          <table:table-cell office:value-type="float" office:value="1.4292376918552168" table:formula="of:=[.G21]/[.F21]" table:style-name="ce1">
            <text:p>1.429237692</text:p>
          </table:table-cell>
          <table:table-cell office:value-type="float" office:value="337343593551" table:style-name="ce1">
            <text:p>3.37344E+11</text:p>
          </table:table-cell>
          <table:table-cell office:value-type="float" office:value="43965926" table:style-name="ce1">
            <text:p>43965926</text:p>
          </table:table-cell>
          <table:table-cell office:value-type="float" office:value="1403789430857" table:style-name="ce1">
            <text:p>1.40379E+12</text:p>
          </table:table-cell>
          <table:table-cell office:value-type="float" office:value="3.131945933882635E-5" table:formula="of:=[.J21]/[.K21]" table:style-name="ce1">
            <text:p>3.13195E-05</text:p>
          </table:table-cell>
          <table:table-cell office:value-type="float" office:value="6.1209521813365351" table:formula="of:=([.C21]*2)^3 / ([.D21] * 10^9)" table:style-name="ce1">
            <text:p>6.12095218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string" table:style-name="ce1">
            <text:p>3 – 128</text:p>
          </table:table-cell>
          <table:table-cell office:value-type="float" office:value="8192" table:formula="of:=[.C21]+2048" table:style-name="ce1">
            <text:p>8192</text:p>
          </table:table-cell>
          <table:table-cell office:value-type="float" office:value="712.22900000000004" table:style-name="ce1">
            <text:p>712.229</text:p>
          </table:table-cell>
          <table:table-cell office:value-type="float" office:value="559986597120" table:style-name="ce1">
            <text:p>5.59987E+11</text:p>
          </table:table-cell>
          <table:table-cell office:value-type="float" office:value="559261723435" table:style-name="ce1">
            <text:p>5.59262E+11</text:p>
          </table:table-cell>
          <table:table-cell office:value-type="float" office:value="1038083203523" table:style-name="ce1">
            <text:p>1.03808E+12</text:p>
          </table:table-cell>
          <table:table-cell office:value-type="float" office:value="1.8561670860416946" table:formula="of:=[.G22]/[.F22]" table:style-name="ce1">
            <text:p>1.856167086</text:p>
          </table:table-cell>
          <table:table-cell office:value-type="float" office:value="1038083203523" table:style-name="ce1">
            <text:p>1.03808E+12</text:p>
          </table:table-cell>
          <table:table-cell office:value-type="float" office:value="80153733" table:style-name="ce1">
            <text:p>80153733</text:p>
          </table:table-cell>
          <table:table-cell office:value-type="float" office:value="3327600661958" table:style-name="ce1">
            <text:p>3.3276E+12</text:p>
          </table:table-cell>
          <table:table-cell office:value-type="float" office:value="2.4087545695112522E-5" table:formula="of:=[.J22]/[.K22]" table:style-name="ce1">
            <text:p>2.40875E-05</text:p>
          </table:table-cell>
          <table:table-cell office:value-type="float" office:value="6.1750455416783083" table:formula="of:=([.C22]*2)^3 / ([.D22] * 10^9)" table:style-name="ce1">
            <text:p>6.1750455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string" table:style-name="ce1">
            <text:p>3 – 128</text:p>
          </table:table-cell>
          <table:table-cell office:value-type="float" office:value="10240" table:formula="of:=[.C22]+2048" table:style-name="ce1">
            <text:p>10240</text:p>
          </table:table-cell>
          <table:table-cell office:value-type="float" office:value="1391.825" table:style-name="ce1">
            <text:p>1391.825</text:p>
          </table:table-cell>
          <table:table-cell office:value-type="float" office:value="1093764176130" table:style-name="ce1">
            <text:p>1.09376E+12</text:p>
          </table:table-cell>
          <table:table-cell office:value-type="float" office:value="1092721270170" table:style-name="ce1">
            <text:p>1.09272E+12</text:p>
          </table:table-cell>
          <table:table-cell office:value-type="float" office:value="1554812124731" table:style-name="ce1">
            <text:p>1.55481E+12</text:p>
          </table:table-cell>
          <table:table-cell office:value-type="float" office:value="1.4228808088352762" table:formula="of:=[.G23]/[.F23]" table:style-name="ce1">
            <text:p>1.422880809</text:p>
          </table:table-cell>
          <table:table-cell office:value-type="float" office:value="1554812124731" table:style-name="ce1">
            <text:p>1.55481E+12</text:p>
          </table:table-cell>
          <table:table-cell office:value-type="float" office:value="128357361" table:style-name="ce1">
            <text:p>128357361</text:p>
          </table:table-cell>
          <table:table-cell office:value-type="float" office:value="6498948947332" table:style-name="ce1">
            <text:p>6.49895E+12</text:p>
          </table:table-cell>
          <table:table-cell office:value-type="float" office:value="1.9750479968410013E-5" table:formula="of:=[.J23]/[.K23]" table:style-name="ce1">
            <text:p>1.97505E-05</text:p>
          </table:table-cell>
          <table:table-cell office:value-type="float" office:value="6.1717059199252784" table:formula="of:=([.C23]*2)^3 / ([.D23] * 10^9)" table:style-name="ce1">
            <text:p>6.171705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string" table:style-name="ce1">
            <text:p>3 – 256</text:p>
          </table:table-cell>
          <table:table-cell office:value-type="float" office:value="4096" table:style-name="ce1">
            <text:p>4096</text:p>
          </table:table-cell>
          <table:table-cell office:value-type="float" office:value="89.122" table:style-name="ce1">
            <text:p>89.122</text:p>
          </table:table-cell>
          <table:table-cell office:value-type="float" office:value="69696703580" table:style-name="ce1">
            <text:p>69696703580</text:p>
          </table:table-cell>
          <table:table-cell office:value-type="float" office:value="69644128307" table:style-name="ce1">
            <text:p>69644128307</text:p>
          </table:table-cell>
          <table:table-cell office:value-type="float" office:value="127119971914" table:style-name="ce1">
            <text:p>1.2712E+11</text:p>
          </table:table-cell>
          <table:table-cell office:value-type="float" office:value="1.8252791011130087" table:formula="of:=[.G24]/[.F24]" table:style-name="ce1">
            <text:p>1.825279101</text:p>
          </table:table-cell>
          <table:table-cell office:value-type="float" office:value="127119971914" table:style-name="ce1">
            <text:p>1.2712E+11</text:p>
          </table:table-cell>
          <table:table-cell office:value-type="float" office:value="18438593" table:style-name="ce1">
            <text:p>18438593</text:p>
          </table:table-cell>
          <table:table-cell office:value-type="float" office:value="414419585868" table:style-name="ce1">
            <text:p>4.1442E+11</text:p>
          </table:table-cell>
          <table:table-cell office:value-type="float" office:value="4.4492571366723527E-5" table:formula="of:=[.J24]/[.K24]" table:style-name="ce1">
            <text:p>4.44926E-05</text:p>
          </table:table-cell>
          <table:table-cell office:value-type="float" office:value="6.1685758161621145" table:formula="of:=([.C24]*2)^3 / ([.D24] * 10^9)" table:style-name="ce1">
            <text:p>6.1685758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string" table:style-name="ce1">
            <text:p>3 – 256</text:p>
          </table:table-cell>
          <table:table-cell office:value-type="float" office:value="6144" table:formula="of:=[.C24]+2048" table:style-name="ce1">
            <text:p>6144</text:p>
          </table:table-cell>
          <table:table-cell office:value-type="float" office:value="291.88" table:style-name="ce1">
            <text:p>291.88</text:p>
          </table:table-cell>
          <table:table-cell office:value-type="float" office:value="234690661615" table:style-name="ce1">
            <text:p>2.34691E+11</text:p>
          </table:table-cell>
          <table:table-cell office:value-type="float" office:value="234539493512" table:style-name="ce1">
            <text:p>2.34539E+11</text:p>
          </table:table-cell>
          <table:table-cell office:value-type="float" office:value="408980064071" table:style-name="ce1">
            <text:p>4.0898E+11</text:p>
          </table:table-cell>
          <table:table-cell office:value-type="float" office:value="1.7437577695207007" table:formula="of:=[.G25]/[.F25]" table:style-name="ce1">
            <text:p>1.74375777</text:p>
          </table:table-cell>
          <table:table-cell office:value-type="float" office:value="408980064071" table:style-name="ce1">
            <text:p>4.0898E+11</text:p>
          </table:table-cell>
          <table:table-cell office:value-type="float" office:value="43792065" table:style-name="ce1">
            <text:p>43792065</text:p>
          </table:table-cell>
          <table:table-cell office:value-type="float" office:value="1355759550181" table:style-name="ce1">
            <text:p>1.35576E+12</text:p>
          </table:table-cell>
          <table:table-cell office:value-type="float" office:value="3.2300760849631161E-5" table:formula="of:=[.J25]/[.K25]" table:style-name="ce1">
            <text:p>3.23008E-05</text:p>
          </table:table-cell>
          <table:table-cell office:value-type="float" office:value="6.3568105792517473" table:formula="of:=([.C25]*2)^3 / ([.D25] * 10^9)" table:style-name="ce1">
            <text:p>6.3568105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string" table:style-name="ce1">
            <text:p>3 – 256</text:p>
          </table:table-cell>
          <table:table-cell office:value-type="float" office:value="8192" table:formula="of:=[.C25]+2048" table:style-name="ce1">
            <text:p>8192</text:p>
          </table:table-cell>
          <table:table-cell office:value-type="float" office:value="3747.4459999999999" table:style-name="ce1">
            <text:p>3747.446</text:p>
          </table:table-cell>
          <table:table-cell office:value-type="float" office:value="557275645374" table:style-name="ce1">
            <text:p>5.57276E+11</text:p>
          </table:table-cell>
          <table:table-cell office:value-type="float" office:value="556783370671" table:style-name="ce1">
            <text:p>5.56783E+11</text:p>
          </table:table-cell>
          <table:table-cell office:value-type="float" office:value="584260258485" table:style-name="ce1">
            <text:p>5.8426E+11</text:p>
          </table:table-cell>
          <table:table-cell office:value-type="float" office:value="1.0493493327232215" table:formula="of:=[.G26]/[.F26]" table:style-name="ce1">
            <text:p>1.049349333</text:p>
          </table:table-cell>
          <table:table-cell office:value-type="float" office:value="584260258485" table:style-name="ce1">
            <text:p>5.8426E+11</text:p>
          </table:table-cell>
          <table:table-cell office:value-type="float" office:value="80342772" table:style-name="ce1">
            <text:p>80342772</text:p>
          </table:table-cell>
          <table:table-cell office:value-type="float" office:value="17492997531602" table:style-name="ce1">
            <text:p>1.7493E+13</text:p>
          </table:table-cell>
          <table:table-cell office:value-type="float" office:value="4.5928533320179489E-6" table:formula="of:=[.J26]/[.K26]" table:style-name="ce1">
            <text:p>4.59285E-06</text:p>
          </table:table-cell>
          <table:table-cell office:value-type="float" office:value="1.1736117107768864" table:formula="of:=([.C26]*2)^3 / ([.D26] * 10^9)" table:style-name="ce1">
            <text:p>1.1736117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string" table:style-name="ce1">
            <text:p>3 – 256</text:p>
          </table:table-cell>
          <table:table-cell office:value-type="float" office:value="10240" table:formula="of:=[.C26]+2048" table:style-name="ce1">
            <text:p>10240</text:p>
          </table:table-cell>
          <table:table-cell office:value-type="float" office:value="1331.7280000000001" table:style-name="ce1">
            <text:p>1331.728</text:p>
          </table:table-cell>
          <table:table-cell office:value-type="float" office:value="1085208542508" table:style-name="ce1">
            <text:p>1.08521E+12</text:p>
          </table:table-cell>
          <table:table-cell office:value-type="float" office:value="1084511791327" table:style-name="ce1">
            <text:p>1.08451E+12</text:p>
          </table:table-cell>
          <table:table-cell office:value-type="float" office:value="1905425891527" table:style-name="ce1">
            <text:p>1.90543E+12</text:p>
          </table:table-cell>
          <table:table-cell office:value-type="float" office:value="1.7569434530495385" table:formula="of:=[.G27]/[.F27]" table:style-name="ce1">
            <text:p>1.756943453</text:p>
          </table:table-cell>
          <table:table-cell office:value-type="float" office:value="1905425891527" table:style-name="ce1">
            <text:p>1.90543E+12</text:p>
          </table:table-cell>
          <table:table-cell office:value-type="float" office:value="128466433" table:style-name="ce1">
            <text:p>128466433</text:p>
          </table:table-cell>
          <table:table-cell office:value-type="float" office:value="6218223215418" table:style-name="ce1">
            <text:p>6.21822E+12</text:p>
          </table:table-cell>
          <table:table-cell office:value-type="float" office:value="2.0659668935889794E-5" table:formula="of:=[.J27]/[.K27]" table:style-name="ce1">
            <text:p>2.06597E-05</text:p>
          </table:table-cell>
          <table:table-cell office:value-type="float" office:value="6.4502170052743502" table:formula="of:=([.C27]*2)^3 / ([.D27] * 10^9)" table:style-name="ce1">
            <text:p>6.45021700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string" table:style-name="ce1">
            <text:p>3 – 512</text:p>
          </table:table-cell>
          <table:table-cell office:value-type="float" office:value="4096" table:style-name="ce1">
            <text:p>4096</text:p>
          </table:table-cell>
          <table:table-cell office:value-type="float" office:value="137.10300000000001" table:style-name="ce1">
            <text:p>137.103</text:p>
          </table:table-cell>
          <table:table-cell office:value-type="float" office:value="71716184386" table:style-name="ce1">
            <text:p>71716184386</text:p>
          </table:table-cell>
          <table:table-cell office:value-type="float" office:value="71637546430" table:style-name="ce1">
            <text:p>71637546430</text:p>
          </table:table-cell>
          <table:table-cell office:value-type="float" office:value="117852434211" table:style-name="ce1">
            <text:p>1.17852E+11</text:p>
          </table:table-cell>
          <table:table-cell office:value-type="float" office:value="1.6451210305779871" table:formula="of:=[.G28]/[.F28]" table:style-name="ce1">
            <text:p>1.645121031</text:p>
          </table:table-cell>
          <table:table-cell office:value-type="float" office:value="117852434211" table:style-name="ce1">
            <text:p>1.17852E+11</text:p>
          </table:table-cell>
          <table:table-cell office:value-type="float" office:value="18444372" table:style-name="ce1">
            <text:p>18444372</text:p>
          </table:table-cell>
          <table:table-cell office:value-type="float" office:value="636155741799" table:style-name="ce1">
            <text:p>6.36156E+11</text:p>
          </table:table-cell>
          <table:table-cell office:value-type="float" office:value="2.8993485066786822E-5" table:formula="of:=[.J28]/[.K28]" table:style-name="ce1">
            <text:p>2.89935E-05</text:p>
          </table:table-cell>
          <table:table-cell office:value-type="float" office:value="4.0098014914917979" table:formula="of:=([.C28]*2)^3 / ([.D28] * 10^9)" table:style-name="ce1">
            <text:p>4.0098014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string" table:style-name="ce1">
            <text:p>3 – 512</text:p>
          </table:table-cell>
          <table:table-cell office:value-type="float" office:value="6144" table:formula="of:=[.C28]+2048" table:style-name="ce1">
            <text:p>6144</text:p>
          </table:table-cell>
          <table:table-cell office:value-type="float" office:value="501.66800000000001" table:style-name="ce1">
            <text:p>501.668</text:p>
          </table:table-cell>
          <table:table-cell office:value-type="float" office:value="245511265854" table:style-name="ce1">
            <text:p>2.45511E+11</text:p>
          </table:table-cell>
          <table:table-cell office:value-type="float" office:value="245176689984" table:style-name="ce1">
            <text:p>2.45177E+11</text:p>
          </table:table-cell>
          <table:table-cell office:value-type="float" office:value="372528759480" table:style-name="ce1">
            <text:p>3.72529E+11</text:p>
          </table:table-cell>
          <table:table-cell office:value-type="float" office:value="1.519429761060527" table:formula="of:=[.G29]/[.F29]" table:style-name="ce1">
            <text:p>1.519429761</text:p>
          </table:table-cell>
          <table:table-cell office:value-type="float" office:value="372528759480" table:style-name="ce1">
            <text:p>3.72529E+11</text:p>
          </table:table-cell>
          <table:table-cell office:value-type="float" office:value="43963544" table:style-name="ce1">
            <text:p>43963544</text:p>
          </table:table-cell>
          <table:table-cell office:value-type="float" office:value="2331300119314" table:style-name="ce1">
            <text:p>2.3313E+12</text:p>
          </table:table-cell>
          <table:table-cell office:value-type="float" office:value="1.8857951250367778E-5" table:formula="of:=[.J29]/[.K29]" table:style-name="ce1">
            <text:p>1.8858E-05</text:p>
          </table:table-cell>
          <table:table-cell office:value-type="float" office:value="3.6985135026989964" table:formula="of:=([.C29]*2)^3 / ([.D29] * 10^9)" table:style-name="ce1">
            <text:p>3.6985135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string" table:style-name="ce1">
            <text:p>3 – 512</text:p>
          </table:table-cell>
          <table:table-cell office:value-type="float" office:value="8192" table:formula="of:=[.C29]+2048" table:style-name="ce1">
            <text:p>8192</text:p>
          </table:table-cell>
          <table:table-cell office:value-type="float" office:value="3884.154" table:style-name="ce1">
            <text:p>3884.154</text:p>
          </table:table-cell>
          <table:table-cell office:value-type="float" office:value="553155107784" table:style-name="ce1">
            <text:p>5.53155E+11</text:p>
          </table:table-cell>
          <table:table-cell office:value-type="float" office:value="552870177294" table:style-name="ce1">
            <text:p>5.5287E+11</text:p>
          </table:table-cell>
          <table:table-cell office:value-type="float" office:value="576146764702" table:style-name="ce1">
            <text:p>5.76147E+11</text:p>
          </table:table-cell>
          <table:table-cell office:value-type="float" office:value="1.0421013618819635" table:formula="of:=[.G30]/[.F30]" table:style-name="ce1">
            <text:p>1.042101362</text:p>
          </table:table-cell>
          <table:table-cell office:value-type="float" office:value="576146764702" table:style-name="ce1">
            <text:p>5.76147E+11</text:p>
          </table:table-cell>
          <table:table-cell office:value-type="float" office:value="80162499" table:style-name="ce1">
            <text:p>80162499</text:p>
          </table:table-cell>
          <table:table-cell office:value-type="float" office:value="18133897906213" table:style-name="ce1">
            <text:p>1.81339E+13</text:p>
          </table:table-cell>
          <table:table-cell office:value-type="float" office:value="4.4205884148346775E-6" table:formula="of:=[.J30]/[.K30]" table:style-name="ce1">
            <text:p>4.42059E-06</text:p>
          </table:table-cell>
          <table:table-cell office:value-type="float" office:value="1.1323048754256397" table:formula="of:=([.C30]*2)^3 / ([.D30] * 10^9)" table:style-name="ce1">
            <text:p>1.13230487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++</text:p>
          </table:table-cell>
          <table:table-cell office:value-type="string" table:style-name="ce1">
            <text:p>3 – 512</text:p>
          </table:table-cell>
          <table:table-cell office:value-type="float" office:value="10240" table:formula="of:=[.C30]+2048" table:style-name="ce1">
            <text:p>10240</text:p>
          </table:table-cell>
          <table:table-cell office:value-type="float" office:value="2273.866" table:style-name="ce1">
            <text:p>2273.866</text:p>
          </table:table-cell>
          <table:table-cell office:value-type="float" office:value="1118534808700" table:style-name="ce1">
            <text:p>1.11853E+12</text:p>
          </table:table-cell>
          <table:table-cell office:value-type="float" office:value="1117129570415" table:style-name="ce1">
            <text:p>1.11713E+12</text:p>
          </table:table-cell>
          <table:table-cell office:value-type="float" office:value="1697467391450" table:style-name="ce1">
            <text:p>1.69747E+12</text:p>
          </table:table-cell>
          <table:table-cell office:value-type="float" office:value="1.5194901615749117" table:formula="of:=[.G31]/[.F31]" table:style-name="ce1">
            <text:p>1.519490162</text:p>
          </table:table-cell>
          <table:table-cell office:value-type="float" office:value="1697467391450" table:style-name="ce1">
            <text:p>1.69747E+12</text:p>
          </table:table-cell>
          <table:table-cell office:value-type="float" office:value="128643592" table:style-name="ce1">
            <text:p>128643592</text:p>
          </table:table-cell>
          <table:table-cell office:value-type="float" office:value="10614705577580" table:style-name="ce1">
            <text:p>1.06147E+13</text:p>
          </table:table-cell>
          <table:table-cell office:value-type="float" office:value="1.2119374490397206E-5" table:formula="of:=[.J31]/[.K31]" table:style-name="ce1">
            <text:p>1.21194E-05</text:p>
          </table:table-cell>
          <table:table-cell office:value-type="float" office:value="3.7776784524681752" table:formula="of:=([.C31]*2)^3 / ([.D31] * 10^9)" table:style-name="ce1">
            <text:p>3.7776784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1" table:style-name="ce1">
            <text:p>1</text:p>
          </table:table-cell>
          <table:table-cell office:value-type="float" office:value="600" table:style-name="ce1">
            <text:p>600</text:p>
          </table:table-cell>
          <table:table-cell office:value-type="float" office:value="27.510999999999999" table:style-name="ce1">
            <text:p>27.5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1" table:style-name="ce1">
            <text:p>1</text:p>
          </table:table-cell>
          <table:table-cell office:value-type="float" office:value="1000" table:formula="of:=[.C32]+400" table:style-name="ce1">
            <text:p>1000</text:p>
          </table:table-cell>
          <table:table-cell office:value-type="float" office:value="138.65199999999999" table:style-name="ce1">
            <text:p>138.6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1" table:style-name="ce1">
            <text:p>1</text:p>
          </table:table-cell>
          <table:table-cell office:value-type="float" office:value="1400" table:formula="of:=[.C33]+400" table:style-name="ce1">
            <text:p>1400</text:p>
          </table:table-cell>
          <table:table-cell office:value-type="float" office:value="389.19200000000001" table:style-name="ce1">
            <text:p>389.1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1" table:style-name="ce1">
            <text:p>1</text:p>
          </table:table-cell>
          <table:table-cell office:value-type="float" office:value="1800" table:formula="of:=[.C34]+400" table:style-name="ce1">
            <text:p>1800</text:p>
          </table:table-cell>
          <table:table-cell office:value-type="float" office:value="826.68799999999999" table:style-name="ce1">
            <text:p>826.6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1" table:style-name="ce1">
            <text:p>1</text:p>
          </table:table-cell>
          <table:table-cell office:value-type="float" office:value="2200" table:formula="of:=[.C35]+400" table:style-name="ce1">
            <text:p>2200</text:p>
          </table:table-cell>
          <table:table-cell office:value-type="float" office:value="1554.3409999999999" table:style-name="ce1">
            <text:p>1554.3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1" table:style-name="ce1">
            <text:p>1</text:p>
          </table:table-cell>
          <table:table-cell office:value-type="float" office:value="2600" table:formula="of:=[.C36]+400" table:style-name="ce1">
            <text:p>2600</text:p>
          </table:table-cell>
          <table:table-cell office:value-type="float" office:value="2564.5819999999999" table:style-name="ce1">
            <text:p>2564.5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1" table:style-name="ce1">
            <text:p>1</text:p>
          </table:table-cell>
          <table:table-cell office:value-type="float" office:value="3000" table:formula="of:=[.C37]+400" table:style-name="ce1">
            <text:p>3000</text:p>
          </table:table-cell>
          <table:table-cell office:value-type="float" office:value="3991.616" table:style-name="ce1">
            <text:p>3991.6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2" table:style-name="ce1">
            <text:p>2</text:p>
          </table:table-cell>
          <table:table-cell office:value-type="float" office:value="600" table:style-name="ce1">
            <text:p>600</text:p>
          </table:table-cell>
          <table:table-cell office:value-type="float" office:value="35.179000000000002" table:style-name="ce1">
            <text:p>35.1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2" table:style-name="ce1">
            <text:p>2</text:p>
          </table:table-cell>
          <table:table-cell office:value-type="float" office:value="1000" table:formula="of:=[.C39]+400" table:style-name="ce1">
            <text:p>1000</text:p>
          </table:table-cell>
          <table:table-cell office:value-type="float" office:value="166.376" table:style-name="ce1">
            <text:p>166.3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2" table:style-name="ce1">
            <text:p>2</text:p>
          </table:table-cell>
          <table:table-cell office:value-type="float" office:value="1400" table:formula="of:=[.C40]+400" table:style-name="ce1">
            <text:p>1400</text:p>
          </table:table-cell>
          <table:table-cell office:value-type="float" office:value="452.35300000000001" table:style-name="ce1">
            <text:p>452.3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2" table:style-name="ce1">
            <text:p>2</text:p>
          </table:table-cell>
          <table:table-cell office:value-type="float" office:value="1800" table:formula="of:=[.C41]+400" table:style-name="ce1">
            <text:p>1800</text:p>
          </table:table-cell>
          <table:table-cell office:value-type="float" office:value="965.34100000000001" table:style-name="ce1">
            <text:p>965.3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2" table:style-name="ce1">
            <text:p>2</text:p>
          </table:table-cell>
          <table:table-cell office:value-type="float" office:value="2200" table:formula="of:=[.C42]+400" table:style-name="ce1">
            <text:p>2200</text:p>
          </table:table-cell>
          <table:table-cell office:value-type="float" office:value="1778.4960000000001" table:style-name="ce1">
            <text:p>1778.4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2" table:style-name="ce1">
            <text:p>2</text:p>
          </table:table-cell>
          <table:table-cell office:value-type="float" office:value="2600" table:formula="of:=[.C43]+400" table:style-name="ce1">
            <text:p>2600</text:p>
          </table:table-cell>
          <table:table-cell office:value-type="float" office:value="2944.4690000000001" table:style-name="ce1">
            <text:p>2944.4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2" table:style-name="ce1">
            <text:p>2</text:p>
          </table:table-cell>
          <table:table-cell office:value-type="float" office:value="3000" table:formula="of:=[.C44]+400" table:style-name="ce1">
            <text:p>3000</text:p>
          </table:table-cell>
          <table:table-cell office:value-type="float" office:value="4497.7650000000003" table:style-name="ce1">
            <text:p>4497.765</text:p>
          </table:table-cell>
          <table:table-cell table:number-columns-repeated="16380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Lucas Santos</meta:initial-creator>
    <dc:creator>Lucas Calvet Santos</dc:creator>
    <meta:creation-date>2022-03-23T11:22:18Z</meta:creation-date>
    <dc:date>2022-03-28T19:17:53Z</dc:date>
    <meta:editing-cycles>4</meta:editing-cycles>
    <meta:editing-duration>PT2640S</meta:editing-duration>
  </office:meta>
</office:document-meta>
</file>